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43f53" officeooo:paragraph-rsid="000593d8"/>
    </style:style>
    <style:style style:name="P2" style:family="paragraph" style:parent-style-name="Text_20_body">
      <style:text-properties officeooo:paragraph-rsid="00075302"/>
    </style:style>
    <style:style style:name="P3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>
        <style:tab-stops/>
      </style:paragraph-properties>
      <style:text-properties officeooo:paragraph-rsid="000a3008"/>
    </style:style>
    <style:style style:name="P4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paragraph-rsid="00387612"/>
    </style:style>
    <style:style style:name="P5" style:family="paragraph" style:parent-style-name="Text_20_body" style:list-style-name="L3">
      <style:paragraph-properties fo:margin-left="1cm" fo:margin-right="0cm" fo:text-align="justify" style:justify-single-word="false" fo:text-indent="0cm" style:auto-text-indent="false" style:writing-mode="page"/>
      <style:text-properties officeooo:paragraph-rsid="00272f89"/>
    </style:style>
    <style:style style:name="P6" style:family="paragraph" style:parent-style-name="Text_20_body" style:list-style-name="L3">
      <style:paragraph-properties fo:margin-left="1cm" fo:margin-right="0cm" fo:text-align="justify" style:justify-single-word="false" fo:text-indent="0cm" style:auto-text-indent="false" style:writing-mode="page"/>
      <style:text-properties officeooo:paragraph-rsid="004561e9"/>
    </style:style>
    <style:style style:name="P7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>
        <style:tab-stops/>
      </style:paragraph-properties>
      <style:text-properties officeooo:rsid="000752ff" officeooo:paragraph-rsid="000a3008"/>
    </style:style>
    <style:style style:name="P8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3008" officeooo:paragraph-rsid="000a3008"/>
    </style:style>
    <style:style style:name="P9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3008" officeooo:paragraph-rsid="00075302"/>
    </style:style>
    <style:style style:name="P10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3008" officeooo:paragraph-rsid="000bccbe"/>
    </style:style>
    <style:style style:name="P11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3008" officeooo:paragraph-rsid="0018a1f7"/>
    </style:style>
    <style:style style:name="P12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e4a2" officeooo:paragraph-rsid="000ae4a2"/>
    </style:style>
    <style:style style:name="P13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ae4a2" officeooo:paragraph-rsid="000bccbe"/>
    </style:style>
    <style:style style:name="P14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d9288" officeooo:paragraph-rsid="000d9288"/>
    </style:style>
    <style:style style:name="P15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024b6" officeooo:paragraph-rsid="001024b6"/>
    </style:style>
    <style:style style:name="P16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227da" officeooo:paragraph-rsid="001227da"/>
    </style:style>
    <style:style style:name="P17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3d5643" officeooo:paragraph-rsid="003d5643"/>
    </style:style>
    <style:style style:name="P18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0bccbe" officeooo:paragraph-rsid="000bccbe"/>
    </style:style>
    <style:style style:name="P19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9ed08" officeooo:paragraph-rsid="0019ed08"/>
    </style:style>
    <style:style style:name="P20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8a1f7" officeooo:paragraph-rsid="0018a1f7"/>
    </style:style>
    <style:style style:name="P21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8a1f7" officeooo:paragraph-rsid="0019ed08"/>
    </style:style>
    <style:style style:name="P22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8a1f7" officeooo:paragraph-rsid="00387612"/>
    </style:style>
    <style:style style:name="P23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a7092" officeooo:paragraph-rsid="001a7092"/>
    </style:style>
    <style:style style:name="P24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4c1fa" officeooo:paragraph-rsid="0019ed08"/>
    </style:style>
    <style:style style:name="P25" style:family="paragraph" style:parent-style-name="Text_20_body" style:list-style-name="L1">
      <style:paragraph-properties fo:margin-left="1cm" fo:margin-right="0cm" fo:text-align="justify" style:justify-single-word="false" fo:text-indent="0cm" style:auto-text-indent="false" style:writing-mode="page"/>
      <style:text-properties officeooo:rsid="001e948a" officeooo:paragraph-rsid="001e948a"/>
    </style:style>
    <style:style style:name="P26" style:family="paragraph" style:parent-style-name="Text_20_body" style:list-style-name="L3">
      <style:paragraph-properties fo:margin-left="1cm" fo:margin-right="0cm" fo:text-align="justify" style:justify-single-word="false" fo:text-indent="0cm" style:auto-text-indent="false" style:writing-mode="page"/>
      <style:text-properties officeooo:rsid="0039df16" officeooo:paragraph-rsid="0039df16"/>
    </style:style>
    <style:style style:name="P27" style:family="paragraph" style:parent-style-name="Text_20_body" style:list-style-name="L3">
      <style:paragraph-properties fo:text-align="justify" style:justify-single-word="false" style:writing-mode="page"/>
      <style:text-properties officeooo:paragraph-rsid="00272f89"/>
    </style:style>
    <style:style style:name="P28" style:family="paragraph" style:parent-style-name="Heading_20_1" style:list-style-name="L1">
      <style:text-properties officeooo:paragraph-rsid="000752ff"/>
    </style:style>
    <style:style style:name="P29" style:family="paragraph" style:parent-style-name="Heading_20_1" style:list-style-name="L1">
      <style:text-properties officeooo:paragraph-rsid="001227da"/>
    </style:style>
    <style:style style:name="P30" style:family="paragraph" style:parent-style-name="Heading_20_1" style:list-style-name="L1">
      <style:text-properties officeooo:rsid="000a3008" officeooo:paragraph-rsid="00075302"/>
    </style:style>
    <style:style style:name="P31" style:family="paragraph" style:parent-style-name="Heading_20_1" style:list-style-name="L1">
      <style:text-properties officeooo:rsid="0026aef3" officeooo:paragraph-rsid="0026aef3"/>
    </style:style>
    <style:style style:name="P32" style:family="paragraph" style:parent-style-name="Heading_20_1" style:list-style-name="L2">
      <style:text-properties officeooo:rsid="0039df16" officeooo:paragraph-rsid="00272f89"/>
    </style:style>
    <style:style style:name="T1" style:family="text">
      <style:text-properties officeooo:rsid="00050349"/>
    </style:style>
    <style:style style:name="T2" style:family="text">
      <style:text-properties officeooo:rsid="000593d8"/>
    </style:style>
    <style:style style:name="T3" style:family="text">
      <style:text-properties officeooo:rsid="000752ff"/>
    </style:style>
    <style:style style:name="T4" style:family="text">
      <style:text-properties officeooo:rsid="000ae4a2"/>
    </style:style>
    <style:style style:name="T5" style:family="text">
      <style:text-properties officeooo:rsid="000aea38"/>
    </style:style>
    <style:style style:name="T6" style:family="text">
      <style:text-properties officeooo:rsid="000c9309"/>
    </style:style>
    <style:style style:name="T7" style:family="text">
      <style:text-properties officeooo:rsid="000d9288"/>
    </style:style>
    <style:style style:name="T8" style:family="text">
      <style:text-properties officeooo:rsid="000db8a2"/>
    </style:style>
    <style:style style:name="T9" style:family="text">
      <style:text-properties officeooo:rsid="000f5332"/>
    </style:style>
    <style:style style:name="T10" style:family="text">
      <style:text-properties officeooo:rsid="0010348d"/>
    </style:style>
    <style:style style:name="T11" style:family="text">
      <style:text-properties officeooo:rsid="001227da"/>
    </style:style>
    <style:style style:name="T12" style:family="text">
      <style:text-properties officeooo:rsid="0012fe27"/>
    </style:style>
    <style:style style:name="T13" style:family="text">
      <style:text-properties officeooo:rsid="0014c1fa"/>
    </style:style>
    <style:style style:name="T14" style:family="text">
      <style:text-properties officeooo:rsid="00168e5d"/>
    </style:style>
    <style:style style:name="T15" style:family="text">
      <style:text-properties officeooo:rsid="0016f5e5"/>
    </style:style>
    <style:style style:name="T16" style:family="text">
      <style:text-properties officeooo:rsid="00184d88"/>
    </style:style>
    <style:style style:name="T17" style:family="text">
      <style:text-properties officeooo:rsid="0018a1f7"/>
    </style:style>
    <style:style style:name="T18" style:family="text">
      <style:text-properties officeooo:rsid="0019ed08"/>
    </style:style>
    <style:style style:name="T19" style:family="text">
      <style:text-properties officeooo:rsid="001a7092"/>
    </style:style>
    <style:style style:name="T20" style:family="text">
      <style:text-properties officeooo:rsid="001c6221"/>
    </style:style>
    <style:style style:name="T21" style:family="text">
      <style:text-properties officeooo:rsid="001cf3eb"/>
    </style:style>
    <style:style style:name="T22" style:family="text">
      <style:text-properties officeooo:rsid="001e948a"/>
    </style:style>
    <style:style style:name="T23" style:family="text">
      <style:text-properties officeooo:rsid="001ef6e9"/>
    </style:style>
    <style:style style:name="T24" style:family="text">
      <style:text-properties officeooo:rsid="0020d0ba"/>
    </style:style>
    <style:style style:name="T25" style:family="text">
      <style:text-properties officeooo:rsid="0023c384"/>
    </style:style>
    <style:style style:name="T26" style:family="text">
      <style:text-properties officeooo:rsid="00272f89"/>
    </style:style>
    <style:style style:name="T27" style:family="text">
      <style:text-properties officeooo:rsid="00281d53"/>
    </style:style>
    <style:style style:name="T28" style:family="text">
      <style:text-properties officeooo:rsid="002ce6d8"/>
    </style:style>
    <style:style style:name="T29" style:family="text">
      <style:text-properties officeooo:rsid="002d130c"/>
    </style:style>
    <style:style style:name="T30" style:family="text">
      <style:text-properties officeooo:rsid="0034c6bf"/>
    </style:style>
    <style:style style:name="T31" style:family="text">
      <style:text-properties officeooo:rsid="003a1faa"/>
    </style:style>
    <style:style style:name="T32" style:family="text">
      <style:text-properties officeooo:rsid="003c8bd7"/>
    </style:style>
    <style:style style:name="T33" style:family="text">
      <style:text-properties officeooo:rsid="003e1a78"/>
    </style:style>
    <style:style style:name="T34" style:family="text">
      <style:text-properties officeooo:rsid="003ffee0"/>
    </style:style>
    <style:style style:name="T35" style:family="text">
      <style:text-properties officeooo:rsid="00434e82"/>
    </style:style>
    <style:style style:name="T36" style:family="text">
      <style:text-properties officeooo:rsid="004561e9"/>
    </style:style>
    <style:style style:name="T37" style:family="text">
      <style:text-properties officeooo:rsid="004639f5"/>
    </style:style>
    <style:style style:name="T38" style:family="text">
      <style:text-properties officeooo:rsid="004789fb"/>
    </style:style>
    <style:style style:name="T39" style:family="text">
      <style:text-properties officeooo:rsid="004942f9"/>
    </style:style>
    <style:style style:name="T40" style:family="text">
      <style:text-properties officeooo:rsid="004acd35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 text:start-value="4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 " style:num-format="1" text:start-value="5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оговор <text:span text:style-name="T29">о сотрудничестве (проект)</text:span></text:p>
      <text:p text:style-name="P1">НТЦ ИТ «<text:span text:style-name="T1">РОСА</text:span>»<text:span text:style-name="T1">, </text:span>в лице генерального директора Александрова Сергея <text:span text:style-name="T13">Леонидовича</text:span>, <text:span text:style-name="T2">действующего на основании Устава</text:span> и <text:span text:style-name="T37">участники </text:span>общественн<text:span text:style-name="T37">ой</text:span> организаци<text:span text:style-name="T37">и</text:span> без образования юридического лица «Российское общество свободного программного обеспечения», <text:span text:style-name="T2">называмые в дальнейшем «РОСПО»,</text:span> в лице полномочного представителя Григорьева Андрея <text:span text:style-name="T12">Александровича</text:span>, <text:span text:style-name="T2">действующего на основании Устава и уполномоченного Общим собранием, </text:span><text:s/><text:span text:style-name="T1">а вместе называемые «Стороны» </text:span>заключают <text:span text:style-name="T2">настоящий </text:span>договор о <text:span text:style-name="T3">сотрудничестве. </text:span></text:p>
      <text:list xml:id="list8010668896838057921" text:style-name="L1">
        <text:list-item>
          <text:h text:style-name="P28" text:outline-level="1">Общие положения</text:h>
          <text:list>
            <text:list-item>
              <text:p text:style-name="P3">Стороны <text:span text:style-name="T13">декларируют</text:span> свою приверженность к развитию свободного программного обеспечения <text:span text:style-name="T3">как инструмента обеспечения информационной безопасности Российской Федерации и ее граждан.</text:span></text:p>
            </text:list-item>
            <text:list-item>
              <text:p text:style-name="P7">Стороны объединяют свои усилия для <text:span text:style-name="T32">создания</text:span> свободного программного обеспечения путем совместной разработки, распространения <text:span text:style-name="T13">и поддержки текущих образов </text:span>дистрибутива GNU Linux под <text:span text:style-name="T38">наименованием</text:span> ROSA FRESH <text:span text:style-name="T25">(в дальнейшем ROSA FRESH) под свободной или частично-свободной лицензией.</text:span></text:p>
            </text:list-item>
            <text:list-item>
              <text:p text:style-name="P7">Стороны обеспечивают координацию действий и разграничение зон ответственности путем настоящего Договора.</text:p>
            </text:list-item>
          </text:list>
        </text:list-item>
        <text:list-item>
          <text:h text:style-name="P30" text:outline-level="1">Права и обязанности НТЦ ИТ «Роса»</text:h>
          <text:p text:style-name="P8">В рамках сотрудничества НТЦ ИТ Роса обеспечивает:</text:p>
          <text:list>
            <text:list-item>
              <text:p text:style-name="P9">Функционирование и доступность для участников РОСПО централизованной системы сборки программных пакетов и образов системы.</text:p>
            </text:list-item>
            <text:list-item>
              <text:p text:style-name="P8">Создание <text:span text:style-name="T8">и периодическое обновление программной платформы как</text:span> совокупности библиотек и компиляторов, необходимых для сборки прикладных программных пакетов <text:span text:style-name="T16">в централизованной системе сборки.</text:span></text:p>
            </text:list-item>
            <text:list-item>
              <text:p text:style-name="P12">Сборку прикладных программ <text:span text:style-name="T5">и драйверов </text:span>в <text:span text:style-name="T6">основных </text:span>репозиториях <text:span text:style-name="T10">ROSA FRESH</text:span> <text:span text:style-name="T6">(</text:span>main, restricted и non-free<text:span text:style-name="T6">)</text:span> и предоставление свободного доступа к <text:span text:style-name="T7">использованию готовых пакетов в этих репозиториях.</text:span></text:p>
            </text:list-item>
            <text:list-item>
              <text:p text:style-name="P14">Рассмотрение запросов на изменение пакетов (пул-реквестов) в основных репозиториях и принятие <text:span text:style-name="T8">изменений</text:span> если они соответствуют политикам сборки пакетов и выпуска релизов <text:span text:style-name="T9">а также политике контроля качества.</text:span></text:p>
            </text:list-item>
            <text:list-item>
              <text:p text:style-name="P15">Предоставление возможности изменения и добавления пакетов в репозиторий сообщества — contrib, а также свободного доступа к использованию пакетов из этого репозитория.</text:p>
            </text:list-item>
            <text:list-item>
              <text:p text:style-name="P10"><text:soft-page-break/>Выпуск <text:span text:style-name="T40">образов релиза ROSA FRESH с основным рабочим столом не реже одного раза в год и доступность информации об этом релизе на официальном сайте НТЦ ИТ.</text:span></text:p>
            </text:list-item>
            <text:list-item>
              <text:p text:style-name="P16">Предоставление платформы для документирования разработки и использования системы ROSA FRESH на основе <text:span text:style-name="T13">технологий </text:span>wiki <text:span text:style-name="T22">(в дальнейшем — вики-ROSA).</text:span></text:p>
            </text:list-item>
            <text:list-item>
              <text:p text:style-name="P17">Предоставление <text:span text:style-name="T33">инфраструктуры </text:span>форума для возможности поддержки пользователей ROSA FRESH на контролируемой компанией ресурсе.</text:p>
              <text:p text:style-name="P13"><text:span text:style-name="T13">В</text:span> рамках <text:span text:style-name="T30">сотрудничества</text:span>, НТЦ ИТ Роса имеет право на:</text:p>
            </text:list-item>
            <text:list-item>
              <text:p text:style-name="P15"><text:span text:style-name="T39">Распространение</text:span> <text:span text:style-name="T37">наименования</text:span> «ROSA <text:span text:style-name="T14">FRESH</text:span>» <text:span text:style-name="T39">на</text:span> все <text:span text:style-name="T12">установочные образы</text:span>, <text:span text:style-name="T14">собранные и распространяемые с использованием инфраструктуры НТЦ ИТ.</text:span></text:p>
            </text:list-item>
            <text:list-item>
              <text:p text:style-name="P18">Создание, <text:span text:style-name="T15">в том числе и используя наработки РОСПО, платных версий дистрибутивов Linux, в том числе с закрытыми репозиториями и <text:s/>ограничениями на распространение готовых образов.</text:span></text:p>
            </text:list-item>
            <text:list-item>
              <text:p text:style-name="P15">Предоставление платной технической поддержки </text:p>
            </text:list-item>
          </text:list>
        </text:list-item>
        <text:list-item>
          <text:h text:style-name="P29" text:outline-level="1">Права и обязанности РОСПО</text:h>
          <text:p text:style-name="P11">В рамках сотрудничества <text:span text:style-name="T17">РОСПО</text:span> обеспечивает:</text:p>
          <text:list>
            <text:list-item>
              <text:p text:style-name="P19">Содействие увеличению количества работающих на ROSA FRESH компьютеров пользователей путем распространения информации о дистрибутиве и помощи в его установке.</text:p>
            </text:list-item>
            <text:list-item>
              <text:p text:style-name="P20">Техническую поддержку <text:span text:style-name="T18">дистрибутива </text:span>путем ответов на вопросы пользователей <text:s/>ROSA Fresh <text:span text:style-name="T34">на форуме </text:span>ROSA FRESH <text:span text:style-name="T34">и в социальных сетях</text:span>.</text:p>
            </text:list-item>
            <text:list-item>
              <text:p text:style-name="P20">Добавление, сборку и обновление пакетов <text:span text:style-name="T19">ROSA FRESH </text:span>в репозитории <text:span text:style-name="T21">сообщества </text:span>Contrib.</text:p>
            </text:list-item>
            <text:list-item>
              <text:p text:style-name="P21">Выпуск образов ROSA Fresh c дополнительными окружениями рабочего стола.</text:p>
            </text:list-item>
            <text:list-item>
              <text:p text:style-name="P23">Документирование информации о разработке и использовании <text:s/>ROSA FRESH на основе <text:span text:style-name="T22">вики-ROSA.</text:span></text:p>
              <text:p text:style-name="P24">В рамках сотрудничество, РОСПО имеет право на:</text:p>
            </text:list-item>
            <text:list-item>
              <text:p text:style-name="P19">Участие в обсуждениях и процессе принятия решений, касающихся <text:span text:style-name="T23">функционирования и </text:span>развития ROSA FRESH, <text:span text:style-name="T20">обеспечивая, таким образом, учет интересов <text:s/>участников РОСПО.</text:span></text:p>
            </text:list-item>
            <text:list-item>
              <text:p text:style-name="P25">Использование инфраструктуры НТЦ ИТ а именно сборочной системы ABF, зеркал репозиториев <text:span text:style-name="T24">и образов,</text:span> <text:span text:style-name="T23">вики-ROSA и форума для продвижения проектов участников РОСПО при условии возможности свободного использования этих проектов <text:s/>в дистрибутиве ROSA FRESH.</text:span></text:p>
            </text:list-item>
          </text:list>
        </text:list-item>
        <text:list-item>
          <text:h text:style-name="P31" text:outline-level="1"><text:soft-page-break/>Порядок разрешения споров</text:h>
          <text:list>
            <text:list-item>
              <text:p text:style-name="P4">Все споры или разногласия, возникшие между сторонами по настоящему договору или в связи с ним, разрешаются путем переговоров между сторонами.</text:p>
            </text:list-item>
            <text:list-item>
              <text:p text:style-name="P22">В случае невозможности разрешения разногласий путем переговоров они подлежат рассмотрению в суде в установленном законодательством порядке.</text:p>
            </text:list-item>
          </text:list>
        </text:list-item>
      </text:list>
      <text:list xml:id="list7334089433514592325" text:style-name="L2">
        <text:list-item>
          <text:h text:style-name="P32" text:outline-level="1">Срок, порядок изменения и прекращения действия договора</text:h>
        </text:list-item>
      </text:list>
      <text:list xml:id="list4486103729141604106" text:style-name="L3">
        <text:list-item>
          <text:list>
            <text:list-item>
              <text:p text:style-name="P26">Настоящий договор является бессрочным и имеет силу <text:span text:style-name="T35">до окончания </text:span>процедур<text:span text:style-name="T35">ы</text:span> прекращения его действия</text:p>
            </text:list-item>
            <text:list-item>
              <text:p text:style-name="P5">Любые изменения и дополнения к настоящему договору имеют силу только в том случае, если они оформлены в письменном виде и подписаны обеими <text:span text:style-name="T26">С</text:span>торонами.</text:p>
            </text:list-item>
            <text:list-item>
              <text:p text:style-name="P6"><text:span text:style-name="T31">Прекращение действия</text:span> договора может иметь место:</text:p>
              <text:list>
                <text:list-item>
                  <text:p text:style-name="P6"><text:span text:style-name="T36">П</text:span>о <text:span text:style-name="T28">соглашению Сторон </text:span></text:p>
                </text:list-item>
                <text:list-item>
                  <text:p text:style-name="P6"><text:span text:style-name="T36">По инициативе одной из </text:span><text:s/><text:span text:style-name="T26">С</text:span>торон <text:span text:style-name="T27">с уведомлением другой Стороны как минимум за две недели до факта прекращения обязательств по Договору</text:span> </text:p>
                </text:list-item>
                <text:list-item>
                  <text:p text:style-name="P6"><text:span text:style-name="T36">П</text:span>о основаниям, предусмотренным действующим на территории РФ гражданским законодательством.</text:p>
                </text:list-item>
              </text:list>
              <text:p text:style-name="P27"/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Витальевич Потапов</meta:initial-creator>
    <meta:creation-date>2017-12-29T11:39:23.329312648</meta:creation-date>
    <dc:date>2018-01-11T22:01:21.524771872</dc:date>
    <meta:editing-duration>PT3H32M40S</meta:editing-duration>
    <meta:editing-cycles>65</meta:editing-cycles>
    <meta:generator>LibreOffice/5.2.7.2$Linux_X86_64 LibreOffice_project/20m0$Build-2</meta:generator>
    <dc:creator>Владимир Витальевич Потапов</dc:creator>
    <meta:document-statistic meta:table-count="0" meta:image-count="0" meta:object-count="0" meta:page-count="3" meta:paragraph-count="40" meta:word-count="642" meta:character-count="5006" meta:non-whitespace-character-count="4357"/>
  </office:meta>
</office:document-meta>
</file>